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C60000035DE525EC23EA3EAE55.png" manifest:media-type="image/png"/>
  <manifest:file-entry manifest:full-path="Pictures/10000201000004BB0000022058519C1107872A7A.png" manifest:media-type="image/png"/>
  <manifest:file-entry manifest:full-path="Pictures/10000201000004A700000148BE497E38B7F2C82E.png" manifest:media-type="image/png"/>
  <manifest:file-entry manifest:full-path="Pictures/10000201000004590000022571847664FDAC5236.png" manifest:media-type="image/png"/>
  <manifest:file-entry manifest:full-path="Pictures/10000201000004AE00000249163640E918B6437D.png" manifest:media-type="image/png"/>
  <manifest:file-entry manifest:full-path="Pictures/10000201000004AD000000FAEE2502B192C93B7E.png" manifest:media-type="image/png"/>
  <manifest:file-entry manifest:full-path="Pictures/10000201000004B000000240890F6254D681F7FE.png" manifest:media-type="image/png"/>
  <manifest:file-entry manifest:full-path="Pictures/10000201000004B00000013CEC9AC5AD61F8BD8D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1" draw:name="Imagen1" text:anchor-type="paragraph" svg:width="17cm" svg:height="8.384cm" draw:z-index="0"><draw:image xlink:href="Pictures/10000201000004590000022571847664FDAC5236.png" xlink:type="simple" xlink:show="embed" xlink:actuate="onLoad" loext:mime-type="image/png"/></draw:frame></text:p>
      <text:p text:style-name="Standard"><draw:frame draw:style-name="fr1" draw:name="Imagen2" text:anchor-type="paragraph" svg:width="17cm" svg:height="8.301cm" draw:z-index="1"><draw:image xlink:href="Pictures/10000201000004AE00000249163640E918B6437D.png" xlink:type="simple" xlink:show="embed" xlink:actuate="onLoad" loext:mime-type="image/png"/></draw:frame><draw:frame draw:style-name="fr2" draw:name="Imagen3" text:anchor-type="paragraph" svg:x="0.381cm" svg:y="8.763cm" svg:width="17cm" svg:height="8.16cm" draw:z-index="2"><draw:image xlink:href="Pictures/10000201000004B000000240890F6254D681F7FE.png" xlink:type="simple" xlink:show="embed" xlink:actuate="onLoad" loext:mime-type="image/png"/></draw:frame></text:p>
      <text:p text:style-name="Standard"><draw:frame draw:style-name="fr1" draw:name="Imagen4" text:anchor-type="paragraph" svg:width="17cm" svg:height="4.475cm" draw:z-index="3"><draw:image xlink:href="Pictures/10000201000004B00000013CEC9AC5AD61F8BD8D.png" xlink:type="simple" xlink:show="embed" xlink:actuate="onLoad" loext:mime-type="image/png"/></draw:frame><text:soft-page-break/></text:p>
      <text:p text:style-name="Standard"><draw:frame draw:style-name="fr1" draw:name="Imagen5" text:anchor-type="paragraph" svg:width="17cm" svg:height="3.549cm" draw:z-index="4"><draw:image xlink:href="Pictures/10000201000004AD000000FAEE2502B192C93B7E.png" xlink:type="simple" xlink:show="embed" xlink:actuate="onLoad" loext:mime-type="image/png"/></draw:frame></text:p>
      <text:p text:style-name="Standard"><draw:frame draw:style-name="fr1" draw:name="Imagen6" text:anchor-type="paragraph" svg:width="17cm" svg:height="4.681cm" draw:z-index="5"><draw:image xlink:href="Pictures/10000201000004A700000148BE497E38B7F2C82E.png" xlink:type="simple" xlink:show="embed" xlink:actuate="onLoad" loext:mime-type="image/png"/></draw:frame></text:p>
      <text:p text:style-name="Standard"><draw:frame draw:style-name="fr1" draw:name="Imagen7" text:anchor-type="paragraph" svg:width="17cm" svg:height="7.636cm" draw:z-index="6"><draw:image xlink:href="Pictures/10000201000004BB0000022058519C1107872A7A.png" xlink:type="simple" xlink:show="embed" xlink:actuate="onLoad" loext:mime-type="image/png"/></draw:frame></text:p>
      <text:p text:style-name="Standard"><draw:frame draw:style-name="fr3" draw:name="Imagen8" text:anchor-type="paragraph" svg:width="17cm" svg:height="11.977cm" draw:z-index="7"><draw:image xlink:href="Pictures/10000201000004C60000035DE525EC23EA3EAE55.png" xlink:type="simple" xlink:show="embed" xlink:actuate="onLoad" loext:mime-type="image/png"/></draw:frame><text:soft-page-break/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AR" style:letter-kerning="true" style:font-name-asian="AR PL KaitiM GB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AR PL KaitiM GB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KaitiM GB" style:font-family-asian="'AR PL KaitiM GB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29T15:57:49.768649816</meta:creation-date>
    <dc:date>2019-07-29T16:00:09.499713730</dc:date>
    <meta:editing-duration>PT2M20S</meta:editing-duration>
    <meta:editing-cycles>1</meta:editing-cycles>
    <meta:document-statistic meta:table-count="0" meta:image-count="8" meta:object-count="0" meta:page-count="3" meta:paragraph-count="0" meta:word-count="0" meta:character-count="0" meta:non-whitespace-character-count="0"/>
    <meta:generator>LibreOffice/6.1.5.2$Linux_X86_64 LibreOffice_project/10$Build-2</meta:generator>
  </office:meta>
</office:document-meta>
</file>